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Standard">
      <style:paragraph-properties fo:background-color="#000000"/>
      <style:text-properties fo:color="#ff3366" style:use-window-font-color="true"/>
    </style:style>
    <style:style style:name="P2" style:family="paragraph" style:parent-style-name="Standard">
      <style:text-properties fo:color="#ff3366" style:use-window-font-color="true"/>
    </style:style>
    <style:style style:name="P3" style:family="paragraph" style:parent-style-name="Standard">
      <style:paragraph-properties fo:background-color="#000000"/>
      <style:text-properties fo:color="#ff3366" style:use-window-font-color="false"/>
    </style:style>
    <style:style style:name="P4" style:family="paragraph" style:parent-style-name="Standard">
      <style:text-properties fo:color="#ff3366" style:use-window-font-color="false"/>
    </style:style>
  </office:automatic-styles>
  <office:body>
    <office:text>
      <text:p text:style-name="P4">
   this is an example that the normal text color (red) should be as used as the foreground color for a light background color.

   </text:p>
      <text:p text:style-name="P3">
        this is an example that the normal text color (red) should be as used as the foreground color for a dark background color.

   </text:p>
      <text:p text:style-name="P2">
     this is an example that the window foreground color should be as used as the foreground color for a light background color.
   </text:p>
      <text:p text:style-name="P1">
       this is an example that white should be as used as the foreground color for a dark background color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